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orphans="1"/>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roubleshooting </text:h>
      <text:p text:style-name="Text_20_body">“Os logs nada mais são do que registros de atividades que são gerados por programas que estejam em seu computador”. Os eventos que ocorrem em um computador resultam em uma informação, que pode ser salva com data, horário e dados que especificam a transação que foi efetivada, ou até mesmo acidentes relativos a segurança do servidor. (ESCOLA LINUX TREINAMENTOS, 2017). </text:p>
      <text:p text:style-name="Text_20_body">Segundo Wrightson (2014, p. 16), a prevenção e a detecção de riscos são princípios para a manutenção da segurança da informação. A prevenção tem o objetivo de combater a ocorrência de atividades danosas, sem que elas aconteçam. Firewall é um exemplo de uma ferramenta de prevenção, pois a detecção está relacionada ao monitoramento das atividades à medida que elas aconteçam, assim como um sistema de detecção de invasão. </text:p>
      <text:p text:style-name="Text_20_body">Uma análise rigorosa dos <text:span text:style-name="Emphasis">logs </text:span>feita por um administrador de rede deveria garantir que atividades suspeitas fossem detectadas. Essas atividades suspeitas podem indicar, por exemplo, uma tentativa de invasão a um servidor na rede, mesmo que o atacante não tenha obtido êxito, e tenha sido barrado por um sistema de firewall (STRONG SECURIT, 2017). </text:p>
      <text:p text:style-name="Text_20_body">Dentre os eventos que podem ser registrados em <text:span text:style-name="Emphasis">logs </text:span>, é possível destacar: </text:p>
      <text:list xml:id="list1302923852" text:style-name="L1">
        <text:list-item>
          <text:p text:style-name="P3">Acesso aos recursos de um sistema; </text:p>
        </text:list-item>
        <text:list-item>
          <text:p text:style-name="P3">Alteração em arquivos; </text:p>
        </text:list-item>
        <text:list-item>
          <text:p text:style-name="P3">Erros ou falhas de logon; </text:p>
        </text:list-item>
        <text:list-item>
          <text:p text:style-name="P3">Problemas de autenticação; </text:p>
        </text:list-item>
        <text:list-item>
          <text:p text:style-name="P3">Modificação em permissões; </text:p>
        </text:list-item>
        <text:list-item>
          <text:p text:style-name="P2">Entre outros. </text:p>
        </text:list-item>
      </text:list>
      <text:p text:style-name="Text_20_body">Entretanto, um administrador de rede que não tenha conhecimento sobre o comportamento usual dos grupos de usuários ou em relação ao tráfego convencional da rede, dificilmente será capaz de verificar algo anormal. </text:p>
      <text:h text:style-name="Heading_20_3" text:outline-level="3">Vamos Praticar </text:h>
      <text:p text:style-name="Text_20_body">Convido você a refletir sobre como o registro de <text:span text:style-name="Emphasis">logs </text:span>pode indicar o comportamento de um software ou de um usuário mal-intencionado. A partir dessa reflexão mencione os possíveis alertas que o registro de <text:span text:style-name="Emphasis">logs </text:span>poderia indicar. Ao final disponibilize seu trabalho no fórum da seção </text:p>
      <text:h text:style-name="Heading_20_1" text:outline-level="1">Referências </text:h>
      <text:p text:style-name="Text_20_body">A IMPORTÂNCIA de logs para servidores. <text:span text:style-name="Strong_20_Emphasis">Escola Linux Treinamentos </text:span>. 2017. Disponível em: &lt; <text:a xlink:type="simple" xlink:href="https://www.escolalinux.com.br/blog/a-importancia-de-logs-para-servidores" office:target-frame-name="_blank" xlink:show="new" text:style-name="Internet_20_link" text:visited-style-name="Visited_20_Internet_20_Link">https://www.escolalinux.com.br/blog/a-importancia-de-logs-para-servidores </text:a>&gt;. Acesso em: 21 abr. 2019. </text:p>
      <text:p text:style-name="Text_20_body">VOCÊ sabe o que é log de dados? Entenda sua importância. <text:span text:style-name="Strong_20_Emphasis">Strong Security </text:span>. 2017. Disponível em: &lt; <text:a xlink:type="simple" xlink:href="https://www.strongsecurity.com.br/blog/category/produtos/qradar/" office:target-frame-name="_blank" xlink:show="new" text:style-name="Internet_20_link" text:visited-style-name="Visited_20_Internet_20_Link">https://www.strongsecurity.com.br/blog/category/produtos/qradar/ </text:a>&gt;. Acesso em: 21 abr. 2019. </text:p>
      <text:p text:style-name="Text_20_body">WRIGHTSON, Tyler. <text:span text:style-name="Strong_20_Emphasis">Segurança de Redes Sem Fio </text:span>: Guia do Iniciante. Porto Alegre: Bookman, 2014.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6T17:14:11.163190692</meta:creation-date>
    <dc:date>2022-06-26T17:14:55.980098808</dc:date>
    <meta:editing-duration>PT45S</meta:editing-duration>
    <meta:editing-cycles>1</meta:editing-cycles>
    <meta:document-statistic meta:table-count="0" meta:image-count="0" meta:object-count="0" meta:page-count="1" meta:paragraph-count="18" meta:word-count="366" meta:character-count="2385" meta:non-whitespace-character-count="2025"/>
    <meta:generator>LibreOffice/7.2.7.2$Linux_X86_64 LibreOffice_project/20$Build-2</meta:generator>
  </office:meta>
</office:document-meta>
</file>